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wiss"/>
  </office:font-face-decls>
  <office:automatic-styles>
    <style:style style:name="P1" style:family="paragraph" style:parent-style-name="Standard">
      <style:text-properties style:font-name="tahoma"/>
    </style:style>
    <style:style style:name="P2" style:family="paragraph" style:parent-style-name="Standard">
      <style:text-properties style:font-name="tahoma" officeooo:rsid="001e5ead" officeooo:paragraph-rsid="001e5ead"/>
    </style:style>
    <style:style style:name="P3" style:family="paragraph" style:parent-style-name="Standard">
      <style:text-properties style:font-name="tahoma" officeooo:paragraph-rsid="001e5ead"/>
    </style:style>
    <style:style style:name="P4" style:family="paragraph" style:parent-style-name="Standard">
      <style:text-properties style:font-name="tahoma" officeooo:rsid="00216844" officeooo:paragraph-rsid="00216844"/>
    </style:style>
    <style:style style:name="P5" style:family="paragraph" style:parent-style-name="Standard">
      <style:text-properties style:font-name="tahoma" officeooo:rsid="00218f96" officeooo:paragraph-rsid="00218f96"/>
    </style:style>
    <style:style style:name="P6" style:family="paragraph" style:parent-style-name="Standard">
      <style:text-properties style:font-name="tahoma" officeooo:rsid="00218f96" officeooo:paragraph-rsid="0021eb84"/>
    </style:style>
    <style:style style:name="P7" style:family="paragraph" style:parent-style-name="Standard">
      <style:text-properties style:font-name="tahoma" officeooo:rsid="0024a2a0" officeooo:paragraph-rsid="0024a2a0"/>
    </style:style>
    <style:style style:name="P8" style:family="paragraph" style:parent-style-name="Standard">
      <style:text-properties style:font-name="tahoma" officeooo:rsid="0024a2a0" officeooo:paragraph-rsid="0025dd5b"/>
    </style:style>
    <style:style style:name="P9" style:family="paragraph" style:parent-style-name="Standard">
      <style:text-properties style:font-name="tahoma" officeooo:rsid="0024a2a0" officeooo:paragraph-rsid="0032d44e"/>
    </style:style>
    <style:style style:name="P10" style:family="paragraph" style:parent-style-name="Standard">
      <style:text-properties style:font-name="tahoma" officeooo:rsid="0025dd5b" officeooo:paragraph-rsid="0025dd5b"/>
    </style:style>
    <style:style style:name="P11" style:family="paragraph" style:parent-style-name="Standard">
      <style:text-properties style:font-name="tahoma" officeooo:rsid="0025dd5b" officeooo:paragraph-rsid="0032d44e"/>
    </style:style>
    <style:style style:name="P12" style:family="paragraph" style:parent-style-name="Standard">
      <style:text-properties style:font-name="tahoma" officeooo:rsid="0026493d" officeooo:paragraph-rsid="0026493d"/>
    </style:style>
    <style:style style:name="P13" style:family="paragraph" style:parent-style-name="Standard">
      <style:text-properties style:font-name="tahoma" officeooo:rsid="0026493d" officeooo:paragraph-rsid="001e5ead"/>
    </style:style>
    <style:style style:name="P14" style:family="paragraph" style:parent-style-name="Standard">
      <style:text-properties style:font-name="tahoma" officeooo:rsid="0026c93a" officeooo:paragraph-rsid="0026493d"/>
    </style:style>
    <style:style style:name="P15" style:family="paragraph" style:parent-style-name="Standard">
      <style:text-properties style:font-name="tahoma" officeooo:rsid="0026c93a" officeooo:paragraph-rsid="0026c93a"/>
    </style:style>
    <style:style style:name="P16" style:family="paragraph" style:parent-style-name="Standard">
      <style:text-properties style:font-name="tahoma" officeooo:rsid="0026c93a" officeooo:paragraph-rsid="0025dd5b"/>
    </style:style>
    <style:style style:name="P17" style:family="paragraph" style:parent-style-name="Standard">
      <style:text-properties style:font-name="tahoma" officeooo:rsid="0026c93a" officeooo:paragraph-rsid="0032d44e"/>
    </style:style>
    <style:style style:name="P18" style:family="paragraph" style:parent-style-name="Standard">
      <style:text-properties style:font-name="tahoma" officeooo:rsid="0026f9f6" officeooo:paragraph-rsid="0026f9f6"/>
    </style:style>
    <style:style style:name="P19" style:family="paragraph" style:parent-style-name="Standard">
      <style:text-properties style:font-name="tahoma" officeooo:rsid="0026ff1e" officeooo:paragraph-rsid="0026ff1e"/>
    </style:style>
    <style:style style:name="P20" style:family="paragraph" style:parent-style-name="Standard">
      <style:text-properties style:font-name="tahoma" style:text-underline-style="none" officeooo:rsid="00216844" officeooo:paragraph-rsid="00216844"/>
    </style:style>
    <style:style style:name="P21" style:family="paragraph" style:parent-style-name="Standard">
      <style:text-properties style:font-name="tahoma" style:text-underline-style="none" officeooo:rsid="0024a2a0" officeooo:paragraph-rsid="0025dd5b"/>
    </style:style>
    <style:style style:name="P22" style:family="paragraph" style:parent-style-name="Standard">
      <style:text-properties style:font-name="tahoma" style:text-underline-style="none" officeooo:rsid="0024a2a0" officeooo:paragraph-rsid="0024a2a0"/>
    </style:style>
    <style:style style:name="P23" style:family="paragraph" style:parent-style-name="Standard">
      <style:text-properties style:font-name="tahoma" style:text-underline-style="none" officeooo:rsid="0024a2a0" officeooo:paragraph-rsid="0032d44e"/>
    </style:style>
    <style:style style:name="P24" style:family="paragraph" style:parent-style-name="Standard">
      <style:paragraph-properties fo:text-align="start" style:justify-single-word="false" style:writing-mode="lr-tb"/>
      <style:text-properties style:font-name="tahoma" style:text-underline-style="none" officeooo:paragraph-rsid="0026ff1e"/>
    </style:style>
    <style:style style:name="P25" style:family="paragraph" style:parent-style-name="Standard">
      <style:paragraph-properties fo:text-align="start" style:justify-single-word="false" style:writing-mode="lr-tb"/>
      <style:text-properties style:font-name="tahoma" style:text-underline-style="none" officeooo:paragraph-rsid="0028df0b"/>
    </style:style>
    <style:style style:name="P26" style:family="paragraph" style:parent-style-name="Standard">
      <style:paragraph-properties fo:text-align="start" style:justify-single-word="false" style:writing-mode="lr-tb"/>
      <style:text-properties style:font-name="tahoma" style:text-underline-style="none" officeooo:paragraph-rsid="0029d33c"/>
    </style:style>
    <style:style style:name="P27" style:family="paragraph" style:parent-style-name="Standard">
      <style:paragraph-properties fo:text-align="start" style:justify-single-word="false" style:writing-mode="lr-tb"/>
      <style:text-properties style:font-name="tahoma" style:text-underline-style="none" officeooo:paragraph-rsid="002aa5c4"/>
    </style:style>
    <style:style style:name="P28" style:family="paragraph" style:parent-style-name="Standard">
      <style:paragraph-properties fo:text-align="start" style:justify-single-word="false" style:writing-mode="lr-tb"/>
      <style:text-properties style:font-name="tahoma" style:text-underline-style="none" officeooo:paragraph-rsid="002c094a"/>
    </style:style>
    <style:style style:name="P29" style:family="paragraph" style:parent-style-name="Standard">
      <style:paragraph-properties fo:text-align="start" style:justify-single-word="false" style:writing-mode="lr-tb"/>
      <style:text-properties style:font-name="tahoma" style:text-underline-style="none" officeooo:paragraph-rsid="002c457a"/>
    </style:style>
    <style:style style:name="P30" style:family="paragraph" style:parent-style-name="Standard">
      <style:paragraph-properties fo:text-align="start" style:justify-single-word="false" style:writing-mode="lr-tb"/>
      <style:text-properties style:font-name="tahoma" style:text-underline-style="none" officeooo:paragraph-rsid="0032d44e"/>
    </style:style>
    <style:style style:name="P31" style:family="paragraph" style:parent-style-name="Standard">
      <style:text-properties style:font-name="tahoma" style:text-underline-style="none" officeooo:rsid="001e5ead" officeooo:paragraph-rsid="001e5ead"/>
    </style:style>
    <style:style style:name="P32" style:family="paragraph" style:parent-style-name="Standard">
      <style:text-properties style:font-name="tahoma" style:text-underline-style="none" officeooo:paragraph-rsid="00218f96"/>
    </style:style>
    <style:style style:name="P33" style:family="paragraph" style:parent-style-name="Standard">
      <style:text-properties style:font-name="tahoma" style:text-underline-style="none" officeooo:rsid="00218f96" officeooo:paragraph-rsid="00218f96"/>
    </style:style>
    <style:style style:name="P34" style:family="paragraph" style:parent-style-name="Standard">
      <style:text-properties style:font-name="tahoma" style:text-underline-style="none" officeooo:rsid="0026493d" officeooo:paragraph-rsid="0026493d"/>
    </style:style>
    <style:style style:name="P35" style:family="paragraph" style:parent-style-name="Standard">
      <style:paragraph-properties fo:text-align="start" style:justify-single-word="false" style:writing-mode="lr-tb"/>
      <style:text-properties style:font-name="tahoma" officeooo:paragraph-rsid="002c094a"/>
    </style:style>
    <style:style style:name="P36" style:family="paragraph" style:parent-style-name="Standard">
      <style:text-properties style:font-name="tahoma" fo:font-size="12pt" style:text-underline-style="none" officeooo:rsid="00218f96" officeooo:paragraph-rsid="00218f96" style:font-size-asian="12pt" style:font-size-complex="12pt"/>
    </style:style>
    <style:style style:name="P37" style:family="paragraph" style:parent-style-name="Standard">
      <style:paragraph-properties fo:text-align="start" style:justify-single-word="false" style:writing-mode="lr-tb"/>
      <style:text-properties style:font-name="tahoma" fo:font-size="12pt" style:text-underline-style="none" officeooo:paragraph-rsid="0029d33c" style:font-size-asian="12pt" style:font-size-complex="12pt"/>
    </style:style>
    <style:style style:name="P38" style:family="paragraph" style:parent-style-name="Standard">
      <style:text-properties officeooo:paragraph-rsid="0025dd5b"/>
    </style:style>
    <style:style style:name="P39" style:family="paragraph" style:parent-style-name="Standard">
      <style:text-properties officeooo:paragraph-rsid="0026ff1e"/>
    </style:style>
    <style:style style:name="P40" style:family="paragraph" style:parent-style-name="Standard">
      <style:paragraph-properties fo:text-align="start" style:justify-single-word="false" style:writing-mode="lr-tb"/>
      <style:text-properties officeooo:paragraph-rsid="0026ff1e"/>
    </style:style>
    <style:style style:name="P41" style:family="paragraph" style:parent-style-name="Standard">
      <style:paragraph-properties fo:text-align="start" style:justify-single-word="false" style:writing-mode="lr-tb"/>
      <style:text-properties officeooo:paragraph-rsid="0028df0b"/>
    </style:style>
    <style:style style:name="P42" style:family="paragraph" style:parent-style-name="Standard">
      <style:paragraph-properties fo:text-align="start" style:justify-single-word="false" style:writing-mode="lr-tb"/>
      <style:text-properties officeooo:paragraph-rsid="0029d33c"/>
    </style:style>
    <style:style style:name="P43" style:family="paragraph" style:parent-style-name="Standard">
      <style:paragraph-properties fo:text-align="start" style:justify-single-word="false" style:writing-mode="lr-tb"/>
      <style:text-properties officeooo:paragraph-rsid="002aa5c4"/>
    </style:style>
    <style:style style:name="P44" style:family="paragraph" style:parent-style-name="Standard">
      <style:paragraph-properties fo:text-align="start" style:justify-single-word="false" style:writing-mode="lr-tb"/>
      <style:text-properties officeooo:paragraph-rsid="002b6256"/>
    </style:style>
    <style:style style:name="P45" style:family="paragraph" style:parent-style-name="Standard">
      <style:paragraph-properties fo:text-align="start" style:justify-single-word="false" style:writing-mode="lr-tb"/>
      <style:text-properties officeooo:paragraph-rsid="002c094a"/>
    </style:style>
    <style:style style:name="P46" style:family="paragraph" style:parent-style-name="Standard">
      <style:paragraph-properties fo:text-align="start" style:justify-single-word="false" style:writing-mode="lr-tb"/>
      <style:text-properties officeooo:paragraph-rsid="002c457a"/>
    </style:style>
    <style:style style:name="P47" style:family="paragraph" style:parent-style-name="Standard">
      <style:paragraph-properties fo:text-align="start" style:justify-single-word="false" style:writing-mode="lr-tb"/>
      <style:text-properties officeooo:paragraph-rsid="002c92eb"/>
    </style:style>
    <style:style style:name="P48" style:family="paragraph" style:parent-style-name="Standard">
      <style:paragraph-properties fo:text-align="start" style:justify-single-word="false" style:writing-mode="lr-tb"/>
      <style:text-properties officeooo:paragraph-rsid="0032d44e"/>
    </style:style>
    <style:style style:name="P49" style:family="paragraph" style:parent-style-name="Standard">
      <style:text-properties officeooo:paragraph-rsid="0026493d"/>
    </style:style>
    <style:style style:name="P50" style:family="paragraph" style:parent-style-name="Standard">
      <style:text-properties officeooo:paragraph-rsid="0032d44e"/>
    </style:style>
    <style:style style:name="T1" style:family="text">
      <style:text-properties officeooo:rsid="001e5ead"/>
    </style:style>
    <style:style style:name="T2" style:family="text">
      <style:text-properties officeooo:rsid="0025dd5b"/>
    </style:style>
    <style:style style:name="T3" style:family="text">
      <style:text-properties style:font-name="tahoma"/>
    </style:style>
    <style:style style:name="T4" style:family="text">
      <style:text-properties style:font-name="tahoma" officeooo:rsid="00216844"/>
    </style:style>
    <style:style style:name="T5" style:family="text">
      <style:text-properties style:font-name="tahoma" style:text-underline-style="none"/>
    </style:style>
    <style:style style:name="T6" style:family="text">
      <style:text-properties style:font-name="tahoma" style:text-underline-style="solid" style:text-underline-width="auto" style:text-underline-color="font-color"/>
    </style:style>
    <style:style style:name="T7" style:family="text">
      <style:text-properties style:font-name="tahoma" fo:font-size="12pt" style:text-underline-style="none" style:font-size-asian="12pt" style:font-size-complex="12pt"/>
    </style:style>
    <style:style style:name="T8" style:family="text">
      <style:text-properties style:font-name="tahoma" officeooo:rsid="0026493d"/>
    </style:style>
    <style:style style:name="T9" style:family="text">
      <style:text-properties style:font-name="tahoma" officeooo:rsid="0025dd5b"/>
    </style:style>
    <style:style style:name="T10" style:family="text">
      <style:text-properties style:text-underline-style="none"/>
    </style:style>
    <style:style style:name="T11" style:family="text">
      <style:text-properties officeooo:rsid="002c457a"/>
    </style:style>
    <style:style style:name="T12" style:family="text">
      <style:text-properties officeooo:rsid="0032d44e"/>
    </style:style>
    <style:style style:name="T13" style:family="text">
      <style:text-properties officeooo:rsid="003467e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FRAMEWORKS:</text:p>
      <text:p text:style-name="P18"/>
      <text:p text:style-name="P18"><text:a xlink:type="simple" xlink:href="https://docs.spring.io/spring-ai/reference/index.html" text:style-name="Internet_20_link" text:visited-style-name="Visited_20_Internet_20_Link">https://docs.spring.io/spring-ai/reference/index.html</text:a></text:p>
      <text:p text:style-name="P18"/>
      <text:p text:style-name="P18"><text:a xlink:type="simple" xlink:href="https://projects.eclipse.org/projects/ee4j.jca/developer" text:style-name="Internet_20_link" text:visited-style-name="Visited_20_Internet_20_Link">https://projects.eclipse.org/projects/ee4j.jca/developer</text:a></text:p>
      <text:p text:style-name="P3"/>
      <text:p text:style-name="P3"><text:a xlink:type="simple" xlink:href="https://rdf4j.org/" text:style-name="Internet_20_link" text:visited-style-name="Visited_20_Internet_20_Link">https://rdf4j.org/</text:a> </text:p>
      <text:p text:style-name="P3"/>
      <text:p text:style-name="P48"><text:a xlink:type="simple" xlink:href="https://rdf4j.org/documentation/programming/spring/" text:style-name="Internet_20_link" text:visited-style-name="Visited_20_Internet_20_Link"><text:span text:style-name="Internet_20_link"><text:span text:style-name="T6">https://rdf4j.org/documentation/programming/spring/</text:span></text:span></text:a><text:span text:style-name="Internet_20_link"><text:span text:style-name="T5"> </text:span></text:span></text:p>
      <text:p text:style-name="P13"/>
      <text:p text:style-name="P50"><text:a xlink:type="simple" xlink:href="https://spring.io/microservices" text:style-name="Internet_20_link" text:visited-style-name="Visited_20_Internet_20_Link"><text:span text:style-name="T8">https://spring.io/microservices</text:span></text:a></text:p>
      <text:p text:style-name="P30"/>
      <text:p text:style-name="P48"><text:a xlink:type="simple" xlink:href="https://spring.io/reactive" text:style-name="Internet_20_link" text:visited-style-name="Visited_20_Internet_20_Link"><text:span text:style-name="Internet_20_link"><text:span text:style-name="T6">https://spring.io/reactive</text:span></text:span></text:a><text:span text:style-name="Internet_20_link"><text:span text:style-name="T5"> </text:span></text:span><text:span text:style-name="T5"><text:s/></text:span></text:p>
      <text:p text:style-name="P30"/>
      <text:p text:style-name="P48"><text:a xlink:type="simple" xlink:href="https://spring.io/event-driven" text:style-name="Internet_20_link" text:visited-style-name="Visited_20_Internet_20_Link"><text:span text:style-name="Internet_20_link"><text:span text:style-name="T6">https://spring.io/event-driven</text:span></text:span></text:a><text:span text:style-name="Internet_20_link"><text:span text:style-name="T5"> </text:span></text:span></text:p>
      <text:p text:style-name="P3"/>
      <text:p text:style-name="P3"><text:span text:style-name="T1">FCA:</text:span></text:p>
      <text:p text:style-name="P3"><text:a xlink:type="simple" xlink:href="https://arxiv.org/abs/1703.02819" text:style-name="Internet_20_link" text:visited-style-name="Visited_20_Internet_20_Link"/></text:p>
      <text:p text:style-name="P3"><text:a xlink:type="simple" xlink:href="https://en.wikipedia.org/wiki/Formal_concept_analysis" text:style-name="Internet_20_link" text:visited-style-name="Visited_20_Internet_20_Link">https://en.wikipedia.org/wiki/Formal_concept_analysis</text:a></text:p>
      <text:p text:style-name="P3"/>
      <text:p text:style-name="P3"><text:a xlink:type="simple" xlink:href="https://arxiv.org/abs/1703.02819" text:style-name="Internet_20_link" text:visited-style-name="Visited_20_Internet_20_Link">https://arxiv.org/abs/1703.02819</text:a></text:p>
      <text:p text:style-name="P1"><text:a xlink:type="simple" xlink:href="https://jfsowa.com/logic/math.htm#Lattice" text:style-name="Internet_20_link" text:visited-style-name="Visited_20_Internet_20_Link"/></text:p>
      <text:p text:style-name="P1"><text:a xlink:type="simple" xlink:href="https://jfsowa.com/logic/math.htm#Lattice" text:style-name="Internet_20_link" text:visited-style-name="Visited_20_Internet_20_Link">https://jfsowa.com/logic/math.htm#Lattice</text:a></text:p>
      <text:p text:style-name="P1"/>
      <text:p text:style-name="P1"><text:a xlink:type="simple" xlink:href="https://github.com/julianmendez/fcalib" text:style-name="Internet_20_link" text:visited-style-name="Visited_20_Internet_20_Link">https://github.com/julianmendez/fcalib</text:a></text:p>
      <text:p text:style-name="P1"/>
      <text:p text:style-name="P1"><text:a xlink:type="simple" xlink:href="https://arxiv.org/pdf/1109.2140" text:style-name="Internet_20_link" text:visited-style-name="Visited_20_Internet_20_Link">https://arxiv.org/pdf/1109.2140</text:a></text:p>
      <text:p text:style-name="P1"/>
      <text:p text:style-name="P1"><text:a xlink:type="simple" xlink:href="https://arxiv.org/pdf/cs/0410065" text:style-name="Internet_20_link" text:visited-style-name="Visited_20_Internet_20_Link">https://arxiv.org/pdf/cs/0410065</text:a></text:p>
      <text:p text:style-name="P1"/>
      <text:p text:style-name="P1"><text:a xlink:type="simple" xlink:href="https://www.researchgate.net/publication/221237700_Aligning_Ontologies_through_Formal_Concept_Analysis" text:style-name="Internet_20_link" text:visited-style-name="Visited_20_Internet_20_Link">https://www.researchgate.net/publication/221237700_Aligning_Ontologies_through_Formal_Concept_Analysis</text:a></text:p>
      <text:p text:style-name="P1"/>
      <text:p text:style-name="P1"><text:a xlink:type="simple" xlink:href="https://www.researchgate.net/publication/221186115_Similarity_measures_in_formal_concept_analysis" text:style-name="Internet_20_link" text:visited-style-name="Visited_20_Internet_20_Link">https://www.researchgate.net/publication/221186115_Similarity_measures_in_formal_concept_analysis</text:a></text:p>
      <text:p text:style-name="P1"/>
      <text:p text:style-name="P1"><text:a xlink:type="simple" xlink:href="https://hal.science/hal-00180601/document" text:style-name="Internet_20_link" text:visited-style-name="Visited_20_Internet_20_Link">https://hal.science/hal-00180601/document</text:a></text:p>
      <text:p text:style-name="P4"/>
      <text:p text:style-name="P4"><text:a xlink:type="simple" xlink:href="https://scispace.com/pdf/a-proposal-for-combining-formal-concept-analysis-and-27rx6aknzx.pdf" text:style-name="Internet_20_link" text:visited-style-name="Visited_20_Internet_20_Link">https://scispace.com/pdf/a-proposal-for-combining-formal-concept-analysis-and-27rx6aknzx.pdf</text:a></text:p>
      <text:p text:style-name="P4"/>
      <text:p text:style-name="P4"><text:a xlink:type="simple" xlink:href="https://www.upriss.org.uk/papers/arist.pdf" text:style-name="Internet_20_link" text:visited-style-name="Visited_20_Internet_20_Link">https://www.upriss.org.uk/papers/arist.pdf</text:a></text:p>
      <text:p text:style-name="P4"/>
      <text:p text:style-name="P4"><text:a xlink:type="simple" xlink:href="https://citeseerx.ist.psu.edu/document?repid=rep1&amp;type=pdf&amp;doi=41913b3effe31d222ac661b9c6bebfb2490c96e3" text:style-name="Internet_20_link" text:visited-style-name="Visited_20_Internet_20_Link"><text:soft-page-break/>https://citeseerx.ist.psu.edu/document?repid=rep1&amp;type=pdf&amp;doi=41913b3effe31d222ac661b9c6bebfb2490c96e3</text:a></text:p>
      <text:p text:style-name="P4"/>
      <text:p text:style-name="P4"><text:a xlink:type="simple" xlink:href="https://www.researchgate.net/publication/289938076_Faceted_Document_Navigation" text:style-name="Internet_20_link" text:visited-style-name="Visited_20_Internet_20_Link">https://www.researchgate.net/publication/289938076_Faceted_Document_Navigation</text:a></text:p>
      <text:p text:style-name="P4"/>
      <text:p text:style-name="P4"><text:a xlink:type="simple" xlink:href="https://www.researchgate.net/publication/220923352_Formal_Concept_Analysis_for_Knowledge_Discovery_and_Data_Mining_The_New_Challenges" text:style-name="Internet_20_link" text:visited-style-name="Visited_20_Internet_20_Link">https://www.researchgate.net/publication/220923352_Formal_Concept_Analysis_for_Knowledge_Discovery_and_Data_Mining_The_New_Challenges</text:a></text:p>
      <text:p text:style-name="P4"/>
      <text:p text:style-name="P4"><text:a xlink:type="simple" xlink:href="https://www.researchgate.net/publication/46429981_Formal_Concept_Analysis_in_Knowledge_Discovery_A_Survey" text:style-name="Internet_20_link" text:visited-style-name="Visited_20_Internet_20_Link">https://www.researchgate.net/publication/46429981_Formal_Concept_Analysis_in_Knowledge_Discovery_A_Survey</text:a></text:p>
      <text:p text:style-name="P4"/>
      <text:p text:style-name="P4"><text:a xlink:type="simple" xlink:href="https://www.researchgate.net/publication/223759298_Formal_concept_analysis_for_an_e-learning_semantic_web" text:style-name="Internet_20_link" text:visited-style-name="Visited_20_Internet_20_Link">https://www.researchgate.net/publication/223759298_Formal_concept_analysis_for_an_e-learning_semantic_web</text:a></text:p>
      <text:p text:style-name="P4"/>
      <text:p text:style-name="P4"><text:a xlink:type="simple" xlink:href="https://www.researchgate.net/publication/263243733_Knowledge_representation_and_processing_with_formal_concept_analysis" text:style-name="Internet_20_link" text:visited-style-name="Visited_20_Internet_20_Link">https://www.researchgate.net/publication/263243733_Knowledge_representation_and_processing_with_formal_concept_analysis</text:a></text:p>
      <text:p text:style-name="P4"/>
      <text:p text:style-name="P2">XML:</text:p>
      <text:p text:style-name="P1"/>
      <text:p text:style-name="P1"><text:a xlink:type="simple" xlink:href="https://en.wikipedia.org/wiki/ISO_15926" text:style-name="Internet_20_link" text:visited-style-name="Visited_20_Internet_20_Link">https://en.wikipedia.org/wiki/ISO_15926</text:a></text:p>
      <text:p text:style-name="P1"/>
      <text:p text:style-name="P1"><text:a xlink:type="simple" xlink:href="https://topicmaps.org/" text:style-name="Internet_20_link" text:visited-style-name="Visited_20_Internet_20_Link">https://topicmaps.org/</text:a></text:p>
      <text:p text:style-name="P1"/>
      <text:p text:style-name="P1"><text:a xlink:type="simple" xlink:href="https://en.wikipedia.org/wiki/HyTime" text:style-name="Internet_20_link" text:visited-style-name="Visited_20_Internet_20_Link">https://en.wikipedia.org/wiki/HyTime</text:a></text:p>
      <text:p text:style-name="P1"/>
      <text:p text:style-name="P1"><text:a xlink:type="simple" xlink:href="https://www.hytime.org/papers/htguide.html" text:style-name="Internet_20_link" text:visited-style-name="Visited_20_Internet_20_Link">https://www.hytime.org/papers/htguide.html</text:a></text:p>
      <text:p text:style-name="P1"/>
      <text:p text:style-name="P1"><text:a xlink:type="simple" xlink:href="https://www.isotopicmaps.org/" text:style-name="Internet_20_link" text:visited-style-name="Visited_20_Internet_20_Link">https://www.isotopicmaps.org/</text:a></text:p>
      <text:p text:style-name="P1"/>
      <text:p text:style-name="P1"><text:a xlink:type="simple" xlink:href="https://en.wikipedia.org/wiki/XForms" text:style-name="Internet_20_link" text:visited-style-name="Visited_20_Internet_20_Link">https://en.wikipedia.org/wiki/XForms</text:a></text:p>
      <text:p text:style-name="P1"/>
      <text:p text:style-name="P1"><text:a xlink:type="simple" xlink:href="https://www.w3schools.com/xml/xsl_intro.asp" text:style-name="Internet_20_link" text:visited-style-name="Visited_20_Internet_20_Link">https://www.w3schools.com/xml/xsl_intro.asp</text:a></text:p>
      <text:p text:style-name="P1"/>
      <text:p text:style-name="P1"><text:a xlink:type="simple" xlink:href="https://www.w3schools.com/xml/xpath_intro.asp" text:style-name="Internet_20_link" text:visited-style-name="Visited_20_Internet_20_Link">https://www.w3schools.com/xml/xpath_intro.asp</text:a></text:p>
      <text:p text:style-name="P1"/>
      <text:p text:style-name="P1"><text:a xlink:type="simple" xlink:href="https://www.w3schools.com/xml/xquery_intro.asp" text:style-name="Internet_20_link" text:visited-style-name="Visited_20_Internet_20_Link">https://www.w3schools.com/xml/xquery_intro.asp</text:a></text:p>
      <text:p text:style-name="P1"/>
      <text:p text:style-name="P1"><text:a xlink:type="simple" xlink:href="https://www.w3schools.com/xml/xml_xlink.asp" text:style-name="Internet_20_link" text:visited-style-name="Visited_20_Internet_20_Link">https://www.w3schools.com/xml/xml_xlink.asp</text:a></text:p>
      <text:p text:style-name="P1"/>
      <text:p text:style-name="P2">DCI:</text:p>
      <text:p text:style-name="P2"/>
      <text:p text:style-name="P2"><text:a xlink:type="simple" xlink:href="https://en.wikipedia.org/wiki/Data,_context_and_interaction" text:style-name="Internet_20_link" text:visited-style-name="Visited_20_Internet_20_Link">https://en.wikipedia.org/wiki/Data,_context_and_interaction</text:a></text:p>
      <text:p text:style-name="P2"><text:soft-page-break/></text:p>
      <text:p text:style-name="P2"><text:a xlink:type="simple" xlink:href="https://dci.github.io/documents/" text:style-name="Internet_20_link" text:visited-style-name="Visited_20_Internet_20_Link">https://dci.github.io/documents/</text:a></text:p>
      <text:p text:style-name="P2"/>
      <text:p text:style-name="P2"><text:a xlink:type="simple" xlink:href="https://www.cs.sjsu.edu/~pearce/oom/patterns/new/Riehle.pdf" text:style-name="Internet_20_link" text:visited-style-name="Visited_20_Internet_20_Link">https://www.cs.sjsu.edu/~pearce/oom/patterns/new/Riehle.pdf</text:a></text:p>
      <text:p text:style-name="P2"/>
      <text:p text:style-name="P2"><text:a xlink:type="simple" xlink:href="https://www.cs.sjsu.edu/~pearce/oom/patterns/analysis/Actor.htm" text:style-name="Internet_20_link" text:visited-style-name="Visited_20_Internet_20_Link">https://www.cs.sjsu.edu/~pearce/oom/patterns/analysis/Actor.htm</text:a></text:p>
      <text:p text:style-name="P2"/>
      <text:p text:style-name="P2"><text:a xlink:type="simple" xlink:href="https://users.exa.unicen.edu.ar/catedras/faya2000/rop.pdf" text:style-name="Internet_20_link" text:visited-style-name="Visited_20_Internet_20_Link">https://users.exa.unicen.edu.ar/catedras/faya2000/rop.pdf</text:a></text:p>
      <text:p text:style-name="P2"/>
      <text:p text:style-name="P2"><text:a xlink:type="simple" xlink:href="https://www.martinfowler.com/apsupp/roles.pdf" text:style-name="Internet_20_link" text:visited-style-name="Visited_20_Internet_20_Link">https://www.martinfowler.com/apsupp/roles.pdf</text:a></text:p>
      <text:p text:style-name="P2"/>
      <text:p text:style-name="P2"><text:a xlink:type="simple" xlink:href="https://micro-workflow.com/PDF/domaw.pdf" text:style-name="Internet_20_link" text:visited-style-name="Visited_20_Internet_20_Link">https://micro-workflow.com/PDF/domaw.pdf</text:a></text:p>
      <text:p text:style-name="P2"/>
      <text:p text:style-name="P2"><text:a xlink:type="simple" xlink:href="https://www.researchgate.net/publication/228831333_Dynamic_object_model" text:style-name="Internet_20_link" text:visited-style-name="Visited_20_Internet_20_Link">https://www.researchgate.net/publication/228831333_Dynamic_object_model</text:a></text:p>
      <text:p text:style-name="P31"/>
      <text:p text:style-name="P41"><text:a xlink:type="simple" xlink:href="https://polygene.apache.org/" text:style-name="Internet_20_link" text:visited-style-name="Visited_20_Internet_20_Link"><text:span text:style-name="Internet_20_link"><text:span text:style-name="T6">https://polygene.apache.org/</text:span></text:span></text:a><text:span text:style-name="Internet_20_link"><text:span text:style-name="T5"> </text:span></text:span></text:p>
      <text:p text:style-name="P25"/>
      <text:p text:style-name="P41"><text:a xlink:type="simple" xlink:href="https://dzone.com/articles/dci-architecture-is-visionary" text:style-name="Internet_20_link" text:visited-style-name="Visited_20_Internet_20_Link"><text:span text:style-name="Internet_20_link"><text:span text:style-name="T6">https://dzone.com/articles/dci-architecture-is-visionary</text:span></text:span></text:a><text:span text:style-name="Internet_20_link"><text:span text:style-name="T5"> </text:span></text:span></text:p>
      <text:p text:style-name="P25"/>
      <text:p text:style-name="P41"><text:a xlink:type="simple" xlink:href="https://poetisania.com/val/pub/DCIexp-c.pdf" text:style-name="Internet_20_link" text:visited-style-name="Visited_20_Internet_20_Link"><text:span text:style-name="Internet_20_link"><text:span text:style-name="T6">https://poetisania.com/val/pub/DCIexp-c.pdf</text:span></text:span></text:a><text:span text:style-name="Internet_20_link"><text:span text:style-name="T5"> </text:span></text:span></text:p>
      <text:p text:style-name="P25"/>
      <text:p text:style-name="P41"><text:a xlink:type="simple" xlink:href="https://martinfowler.com/bliki/CQRS.html" text:style-name="Internet_20_link" text:visited-style-name="Visited_20_Internet_20_Link"><text:span text:style-name="Internet_20_link"><text:span text:style-name="T6">https://martinfowler.com/bliki/CQRS.html</text:span></text:span></text:a><text:span text:style-name="Internet_20_link"><text:span text:style-name="T5"> </text:span></text:span></text:p>
      <text:p text:style-name="P31"/>
      <text:p text:style-name="P4">RDF / <text:span text:style-name="T13">SEMANTIC WEB</text:span>:</text:p>
      <text:p text:style-name="P4"/>
      <text:p text:style-name="P4"><text:a xlink:type="simple" xlink:href="https://airccse.org/journal/ijwest/papers/6315ijwest04.pdf" text:style-name="Internet_20_link" text:visited-style-name="Visited_20_Internet_20_Link">https://airccse.org/journal/ijwest/papers/6315ijwest04.pdf</text:a></text:p>
      <text:p text:style-name="P4"/>
      <text:p text:style-name="P4"><text:a xlink:type="simple" xlink:href="https://arxiv.org/pdf/1909.04881" text:style-name="Internet_20_link" text:visited-style-name="Visited_20_Internet_20_Link">https://arxiv.org/pdf/1909.04881</text:a></text:p>
      <text:p text:style-name="P4"/>
      <text:p text:style-name="P4"><text:a xlink:type="simple" xlink:href="https://www.semantic-web-journal.net/system/files/swj1910.pdf" text:style-name="Internet_20_link" text:visited-style-name="Visited_20_Internet_20_Link">https://www.semantic-web-journal.net/system/files/swj1910.pdf</text:a></text:p>
      <text:p text:style-name="P4"/>
      <text:p text:style-name="P39"><text:a xlink:type="simple" xlink:href="https://hal.science/hal-01722792v1/file/sparql-micro-services.pdf" text:style-name="Internet_20_link" text:visited-style-name="Visited_20_Internet_20_Link"><text:span text:style-name="T4">https://hal.science/hal-01722792v1/file/sparql-micro-services.pdf</text:span></text:a></text:p>
      <text:p text:style-name="P39"><text:span text:style-name="Internet_20_link"><text:span text:style-name="T4"/></text:span></text:p>
      <text:p text:style-name="P39"><text:a xlink:type="simple" xlink:href="https://openengiadina.net/papers/content-addressable-rdf.html" text:style-name="Internet_20_link" text:visited-style-name="Visited_20_Internet_20_Link"><text:span text:style-name="Internet_20_link"><text:span text:style-name="T5">https://openengiadina.net/papers/content-addressable-rdf.html</text:span></text:span></text:a></text:p>
      <text:p text:style-name="P20"/>
      <text:p text:style-name="P44"><text:a xlink:type="simple" xlink:href="https://web.archive.org/web/20110721134455/http://www.openrdf.org/doc/elmo/1.5/user-guide.html" text:style-name="Internet_20_link" text:visited-style-name="Visited_20_Internet_20_Link"><text:span text:style-name="Internet_20_link"><text:span text:style-name="T6">https://web.archive.org/web/20110721134455/http://www.openrdf.org/doc/elmo/1.5/user-guide.html</text:span></text:span></text:a><text:span text:style-name="Internet_20_link"><text:span text:style-name="T5"> </text:span></text:span></text:p>
      <text:p text:style-name="P4"/>
      <text:p text:style-name="P4"><text:a xlink:type="simple" xlink:href="https://arxiv.org/abs/1312.0001" text:style-name="Internet_20_link" text:visited-style-name="Visited_20_Internet_20_Link">https://arxiv.org/abs/1312.0001</text:a></text:p>
      <text:p text:style-name="P4"/>
      <text:p text:style-name="P5">THEORY:</text:p>
      <text:p text:style-name="P5"/>
      <text:p text:style-name="P5"><text:a xlink:type="simple" xlink:href="https://en.wikipedia.org/wiki/Group_theory" text:style-name="Internet_20_link" text:visited-style-name="Visited_20_Internet_20_Link">https://en.wikipedia.org/wiki/Group_theory</text:a></text:p>
      <text:p text:style-name="P5"/>
      <text:p text:style-name="P5"><text:a xlink:type="simple" xlink:href="https://en.wikipedia.org/wiki/Category_theory" text:style-name="Internet_20_link" text:visited-style-name="Visited_20_Internet_20_Link"><text:soft-page-break/>https://en.wikipedia.org/wiki/Category_theory</text:a></text:p>
      <text:p text:style-name="P5"/>
      <text:p text:style-name="P5"><text:a xlink:type="simple" xlink:href="https://en.wikipedia.org/wiki/Representation_theory" text:style-name="Internet_20_link" text:visited-style-name="Visited_20_Internet_20_Link">https://en.wikipedia.org/wiki/Representation_theory</text:a></text:p>
      <text:p text:style-name="P5"/>
      <text:p text:style-name="P5"><text:a xlink:type="simple" xlink:href="https://wisnesky.net/thesis_slides.pdf" text:style-name="Internet_20_link" text:visited-style-name="Visited_20_Internet_20_Link">https://wisnesky.net/thesis_slides.pdf</text:a></text:p>
      <text:p text:style-name="P6"/>
      <text:p text:style-name="P6"><text:a xlink:type="simple" xlink:href="https://en.wikipedia.org/wiki/Information_theory" text:style-name="Internet_20_link" text:visited-style-name="Visited_20_Internet_20_Link">https://en.wikipedia.org/wiki/Information_theory</text:a></text:p>
      <text:p text:style-name="P6"/>
      <text:p text:style-name="P5">DDD:</text:p>
      <text:p text:style-name="P5"/>
      <text:p text:style-name="P5"><text:a xlink:type="simple" xlink:href="https://www.domainlanguage.com/ddd/reference/" text:style-name="Internet_20_link" text:visited-style-name="Visited_20_Internet_20_Link">https://www.domainlanguage.com/ddd/reference/</text:a></text:p>
      <text:p text:style-name="P5"/>
      <text:p text:style-name="P5"><text:a xlink:type="simple" xlink:href="https://www.domainlanguage.com/wp-content/uploads/2016/05/DDD_Reference_2015-03.pdf" text:style-name="Internet_20_link" text:visited-style-name="Visited_20_Internet_20_Link">https://www.domainlanguage.com/wp-content/uploads/2016/05/DDD_Reference_2015-03.pdf</text:a></text:p>
      <text:p text:style-name="P5"/>
      <text:p text:style-name="P5"><text:a xlink:type="simple" xlink:href="https://www.researchgate.net/publication/284731280_Naked_Objects" text:style-name="Internet_20_link" text:visited-style-name="Visited_20_Internet_20_Link">https://www.researchgate.net/publication/284731280_Naked_Objects</text:a></text:p>
      <text:p text:style-name="P32"/>
      <text:p text:style-name="P44"><text:a xlink:type="simple" xlink:href="https://www.infoworld.com/article/2176119/rest-easy-with-the-javabeans-activation-framework.html" text:style-name="Internet_20_link" text:visited-style-name="Visited_20_Internet_20_Link"><text:span text:style-name="Internet_20_link"><text:span text:style-name="T6">https://www.infoworld.com/article/2176119/rest-easy-with-the-javabeans-activation-framework.html</text:span></text:span></text:a><text:span text:style-name="Internet_20_link"><text:span text:style-name="T5"> </text:span></text:span></text:p>
      <text:p text:style-name="P5"/>
      <text:p text:style-name="P45"><text:a xlink:type="simple" xlink:href="https://medium.com/@ygnhmt/a-soft-introduction-to-domain-driven-design-from-theory-to-java-code-implementation-part-2-5aa7e1cfef65" text:style-name="Internet_20_link" text:visited-style-name="Visited_20_Internet_20_Link"><text:span text:style-name="Internet_20_link"><text:span text:style-name="T3">https://medium.com/@ygnhmt/a-soft-introduction-to-domain-driven-design-from-theory-to-java-code-implementation-part-2-5aa7e1cfef65</text:span></text:span></text:a><text:span text:style-name="T3"> </text:span></text:p>
      <text:p text:style-name="P35"/>
      <text:p text:style-name="P45"><text:a xlink:type="simple" xlink:href="https://medium.com/@ygnhmt/before-joining-my-current-company-domain-driven-design-ddd-used-to-be-a-subject-that-required-1a6af0c4535d" text:style-name="Internet_20_link" text:visited-style-name="Visited_20_Internet_20_Link"><text:span text:style-name="Internet_20_link"><text:span text:style-name="T3">https://medium.com/@ygnhmt/before-joining-my-current-company-domain-driven-design-ddd-used-to-be-a-subject-that-required-1a6af0c4535d</text:span></text:span></text:a><text:span text:style-name="T3"> </text:span></text:p>
      <text:p text:style-name="P28"/>
      <text:p text:style-name="P45"><text:a xlink:type="simple" xlink:href="https://www.baeldung.com/java-modules-ddd-bounded-contexts" text:style-name="Internet_20_link" text:visited-style-name="Visited_20_Internet_20_Link"><text:span text:style-name="Internet_20_link"><text:span text:style-name="T6">https://www.baeldung.com/java-modules-ddd-bounded-contexts</text:span></text:span></text:a><text:span text:style-name="Internet_20_link"><text:span text:style-name="T5"> </text:span></text:span></text:p>
      <text:p text:style-name="P28"/>
      <text:p text:style-name="P45"><text:a xlink:type="simple" xlink:href="https://dzone.com/refcardz/getting-started-domain-driven" text:style-name="Internet_20_link" text:visited-style-name="Visited_20_Internet_20_Link"><text:span text:style-name="Internet_20_link"><text:span text:style-name="T6">https://dzone.com/refcardz/getting-started-domain-driven</text:span></text:span></text:a><text:span text:style-name="Internet_20_link"><text:span text:style-name="T5"> </text:span></text:span><text:span text:style-name="T5"><text:s/></text:span></text:p>
      <text:p text:style-name="P28"/>
      <text:p text:style-name="P45"><text:a xlink:type="simple" xlink:href="https://www.geeksforgeeks.org/domain-driven-design-ddd/" text:style-name="Internet_20_link" text:visited-style-name="Visited_20_Internet_20_Link"><text:span text:style-name="Internet_20_link"><text:span text:style-name="T6">https://www.geeksforgeeks.org/domain-driven-design-ddd/</text:span></text:span></text:a><text:span text:style-name="Internet_20_link"><text:span text:style-name="T5"> </text:span></text:span></text:p>
      <text:p text:style-name="P33"/>
      <text:p text:style-name="P5">STANDARDS:</text:p>
      <text:p text:style-name="P5"/>
      <text:p text:style-name="P43"><text:a xlink:type="simple" xlink:href="https://www.simplilearn.com/tutorials/blockchain-tutorial/what-is-web-3-0" text:style-name="Internet_20_link" text:visited-style-name="Visited_20_Internet_20_Link"><text:span text:style-name="Internet_20_link"><text:span text:style-name="T6">https://www.simplilearn.com/tutorials/blockchain-tutorial/what-is-web-3-0</text:span></text:span></text:a><text:span text:style-name="Internet_20_link"><text:span text:style-name="T5"> </text:span></text:span></text:p>
      <text:p text:style-name="P27"/>
      <text:p text:style-name="P43"><text:a xlink:type="simple" xlink:href="https://en.m.wikipedia.org/wiki/Web3" text:style-name="Internet_20_link" text:visited-style-name="Visited_20_Internet_20_Link"><text:span text:style-name="Internet_20_link"><text:span text:style-name="T6">https://en.m.wikipedia.org/wiki/Web3</text:span></text:span></text:a><text:span text:style-name="Internet_20_link"><text:span text:style-name="T5"> </text:span></text:span><text:span text:style-name="T5"><text:s/></text:span></text:p>
      <text:p text:style-name="P27"/>
      <text:p text:style-name="P43"><text:a xlink:type="simple" xlink:href="https://aws.amazon.com/es/what-is/web3/" text:style-name="Internet_20_link" text:visited-style-name="Visited_20_Internet_20_Link"><text:span text:style-name="Internet_20_link"><text:span text:style-name="T6">https://aws.amazon.com/es/what-is/web3/</text:span></text:span></text:a><text:span text:style-name="Internet_20_link"><text:span text:style-name="T5"> </text:span></text:span><text:span text:style-name="T5"><text:s/></text:span></text:p>
      <text:p text:style-name="P5"/>
      <text:p text:style-name="P5"><text:a xlink:type="simple" xlink:href="https://en.m.wikipedia.org/wiki/Blockchain" text:style-name="Internet_20_link" text:visited-style-name="Visited_20_Internet_20_Link">https://en.m.wikipedia.org/wiki/Blockchain</text:a></text:p>
      <text:p text:style-name="P5"/>
      <text:p text:style-name="P5"><text:a xlink:type="simple" xlink:href="https://www.w3.org/TR/did-1.0/#a-simple-example" text:style-name="Internet_20_link" text:visited-style-name="Visited_20_Internet_20_Link">https://www.w3.org/TR/did-1.0/#a-simple-example</text:a></text:p>
      <text:p text:style-name="P5"><text:a xlink:type="simple" xlink:href="https://www.w3.org/TR/did-1.1/" text:style-name="Internet_20_link" text:visited-style-name="Visited_20_Internet_20_Link"/></text:p>
      <text:p text:style-name="P5"><text:a xlink:type="simple" xlink:href="https://www.w3.org/TR/did-1.1/" text:style-name="Internet_20_link" text:visited-style-name="Visited_20_Internet_20_Link"><text:soft-page-break/>https://www.w3.org/TR/did-1.1/</text:a></text:p>
      <text:p text:style-name="P5"/>
      <text:p text:style-name="P5"><text:a xlink:type="simple" xlink:href="https://www.w3.org/TR/did-resolution/" text:style-name="Internet_20_link" text:visited-style-name="Visited_20_Internet_20_Link">https://www.w3.org/TR/did-resolution/</text:a></text:p>
      <text:p text:style-name="P36"/>
      <text:p text:style-name="P42"><text:a xlink:type="simple" xlink:href="https://www.w3.org/TR/did-core/" text:style-name="Internet_20_link" text:visited-style-name="Visited_20_Internet_20_Link"><text:span text:style-name="Internet_20_link">https://www.w3.org/TR/did-core/</text:span></text:a><text:span text:style-name="Internet_20_link"><text:span text:style-name="T7"> </text:span></text:span></text:p>
      <text:p text:style-name="P37"/>
      <text:p text:style-name="P42"><text:a xlink:type="simple" xlink:href="https://www.w3.org/TR/did-spec-registries/" text:style-name="Internet_20_link" text:visited-style-name="Visited_20_Internet_20_Link"><text:span text:style-name="Internet_20_link">https://www.w3.org/TR/did-spec-registries/</text:span></text:a><text:span text:style-name="Internet_20_link"><text:span text:style-name="T7"> </text:span></text:span><text:span text:style-name="T7"><text:s/></text:span></text:p>
      <text:p text:style-name="P5"/>
      <text:p text:style-name="P5"><text:a xlink:type="simple" xlink:href="https://www.w3.org/TR/did-use-cases/" text:style-name="Internet_20_link" text:visited-style-name="Visited_20_Internet_20_Link">https://www.w3.org/TR/did-use-cases/</text:a></text:p>
      <text:p text:style-name="P5"/>
      <text:p text:style-name="P5"><text:a xlink:type="simple" xlink:href="https://en.wikipedia.org/wiki/Decentralized_identifier" text:style-name="Internet_20_link" text:visited-style-name="Visited_20_Internet_20_Link">https://en.wikipedia.org/wiki/Decentralized_identifier</text:a></text:p>
      <text:p text:style-name="P5"><text:a xlink:type="simple" xlink:href="https://aws.amazon.com/what-is/web3/" text:style-name="Internet_20_link" text:visited-style-name="Visited_20_Internet_20_Link"/></text:p>
      <text:p text:style-name="P5"><text:a xlink:type="simple" xlink:href="https://aws.amazon.com/what-is/web3/" text:style-name="Internet_20_link" text:visited-style-name="Visited_20_Internet_20_Link">https://aws.amazon.com/what-is/web3/</text:a></text:p>
      <text:p text:style-name="P5"/>
      <text:p text:style-name="P5"><text:a xlink:type="simple" xlink:href="https://ont.io/" text:style-name="Internet_20_link" text:visited-style-name="Visited_20_Internet_20_Link">https://ont.io/</text:a></text:p>
      <text:p text:style-name="P5"/>
      <text:p text:style-name="P5"><text:a xlink:type="simple" xlink:href="https://github.com/decentralized-identity/did-common-java" text:style-name="Internet_20_link" text:visited-style-name="Visited_20_Internet_20_Link">https://github.com/decentralized-identity/did-common-java</text:a></text:p>
      <text:p text:style-name="P5"/>
      <text:p text:style-name="P5"><text:a xlink:type="simple" xlink:href="https://en.m.wikipedia.org/wiki/JXTA" text:style-name="Internet_20_link" text:visited-style-name="Visited_20_Internet_20_Link">https://en.m.wikipedia.org/wiki/JXTA</text:a></text:p>
      <text:p text:style-name="P5"/>
      <text:p text:style-name="P5"><text:a xlink:type="simple" xlink:href="https://stateless.group/hal_specification.html" text:style-name="Internet_20_link" text:visited-style-name="Visited_20_Internet_20_Link">https://stateless.group/hal_specification.html</text:a></text:p>
      <text:p text:style-name="P5"/>
      <text:p text:style-name="P5"><text:a xlink:type="simple" xlink:href="https://dev.to/nevnet99/wtf-is-hal-hypertext-application-language-2fo6" text:style-name="Internet_20_link" text:visited-style-name="Visited_20_Internet_20_Link">https://dev.to/nevnet99/wtf-is-hal-hypertext-application-language-2fo6</text:a></text:p>
      <text:p text:style-name="P5"/>
      <text:p text:style-name="P5"><text:a xlink:type="simple" xlink:href="https://apigility.org/documentation/api-primer/halprimer" text:style-name="Internet_20_link" text:visited-style-name="Visited_20_Internet_20_Link">https://apigility.org/documentation/api-primer/halprimer</text:a></text:p>
      <text:p text:style-name="P5"/>
      <text:p text:style-name="P5"><text:a xlink:type="simple" xlink:href="https://en.wikipedia.org/wiki/Hypertext_Application_Language" text:style-name="Internet_20_link" text:visited-style-name="Visited_20_Internet_20_Link">https://en.wikipedia.org/wiki/Hypertext_Application_Language</text:a></text:p>
      <text:p text:style-name="P5"/>
      <text:p text:style-name="P7">FUNCTIONAL PROGRAMMING:</text:p>
      <text:p text:style-name="P7"/>
      <text:p text:style-name="P7"><text:a xlink:type="simple" xlink:href="https://medium.com/@potatoscript/a-beginners-guide-to-functional-programming-in-javascript-b644bfa02172" text:style-name="Internet_20_link" text:visited-style-name="Visited_20_Internet_20_Link">https://medium.com/@potatoscript/a-beginners-guide-to-functional-programming-in-javascript-b644bfa02172</text:a></text:p>
      <text:p text:style-name="P7"/>
      <text:p text:style-name="P7"><text:a xlink:type="simple" xlink:href="https://www.toptal.com/javascript/functional-programming-javascript" text:style-name="Internet_20_link" text:visited-style-name="Visited_20_Internet_20_Link">https://www.toptal.com/javascript/functional-programming-javascript</text:a></text:p>
      <text:p text:style-name="P7"/>
      <text:p text:style-name="P7"><text:a xlink:type="simple" xlink:href="https://www.freecodecamp.org/news/functional-programming-in-javascript/" text:style-name="Internet_20_link" text:visited-style-name="Visited_20_Internet_20_Link">https://www.freecodecamp.org/news/functional-programming-in-javascript/</text:a></text:p>
      <text:p text:style-name="P22"/>
      <text:p text:style-name="P42"><text:a xlink:type="simple" xlink:href="https://nurkiewicz.com/2016/06/functor-and-monad-examples-in-plain-java.html" text:style-name="Internet_20_link" text:visited-style-name="Visited_20_Internet_20_Link"><text:span text:style-name="Internet_20_link"><text:span text:style-name="T6">https://nurkiewicz.com/2016/06/functor-and-monad-examples-in-plain-java.html</text:span></text:span></text:a><text:span text:style-name="Internet_20_link"><text:span text:style-name="T5"> </text:span></text:span></text:p>
      <text:p text:style-name="P26"/>
      <text:p text:style-name="P42"><text:a xlink:type="simple" xlink:href="https://medium.com/modernnerd-code/dsls-with-the-free-monad-in-java-8-part-i-701408e874f8" text:style-name="Internet_20_link" text:visited-style-name="Visited_20_Internet_20_Link"><text:span text:style-name="Internet_20_link"><text:span text:style-name="T6">https://medium.com/modernnerd-code/dsls-with-the-free-monad-in-java-8-part-i-701408e874f8</text:span></text:span></text:a><text:span text:style-name="Internet_20_link"><text:span text:style-name="T5"> </text:span></text:span></text:p>
      <text:p text:style-name="P26"/>
      <text:p text:style-name="P42"><text:a xlink:type="simple" xlink:href="https://medium.com/@johnmcclean/dsls-with-the-free-monad-in-java-8-part-ii-f0010f012ae1" text:style-name="Internet_20_link" text:visited-style-name="Visited_20_Internet_20_Link"><text:span text:style-name="Internet_20_link"><text:span text:style-name="T6">https://medium.com/@johnmcclean/dsls-with-the-free-monad-in-java-8-part-ii-f0010f012ae1</text:span></text:span></text:a><text:span text:style-name="Internet_20_link"><text:span text:style-name="T5"> </text:span></text:span></text:p>
      <text:p text:style-name="P26"><text:soft-page-break/></text:p>
      <text:p text:style-name="P42"><text:a xlink:type="simple" xlink:href="https://importantshock.wordpress.com/2009/01/18/jquery-is-a-monad/" text:style-name="Internet_20_link" text:visited-style-name="Visited_20_Internet_20_Link"><text:span text:style-name="Internet_20_link"><text:span text:style-name="T6">https://importantshock.wordpress.com/2009/01/18/jquery-is-a-monad/</text:span></text:span></text:a><text:span text:style-name="Internet_20_link"><text:span text:style-name="T5"> </text:span></text:span></text:p>
      <text:p text:style-name="P26"/>
      <text:p text:style-name="P42"><text:a xlink:type="simple" xlink:href="https://www.baeldung.com/java-monads" text:style-name="Internet_20_link" text:visited-style-name="Visited_20_Internet_20_Link"><text:span text:style-name="Internet_20_link"><text:span text:style-name="T6">https://www.baeldung.com/java-monads</text:span></text:span></text:a><text:span text:style-name="Internet_20_link"><text:span text:style-name="T5"> </text:span></text:span></text:p>
      <text:p text:style-name="P22"/>
      <text:p text:style-name="P46"><text:a xlink:type="simple" xlink:href="https://dev.to/aelassas/functional-programming-in-typescript-575j" text:style-name="Internet_20_link" text:visited-style-name="Visited_20_Internet_20_Link"><text:span text:style-name="Internet_20_link"><text:span text:style-name="T6">https://dev.to/aelassas/functional-programming-in-typescript-575j</text:span></text:span></text:a><text:span text:style-name="Internet_20_link"><text:span text:style-name="T5"> </text:span></text:span><text:span text:style-name="T5"><text:s/></text:span></text:p>
      <text:p text:style-name="P29"/>
      <text:p text:style-name="P46"><text:a xlink:type="simple" xlink:href="https://www.baeldung.com/java-functional-programming" text:style-name="Internet_20_link" text:visited-style-name="Visited_20_Internet_20_Link"><text:span text:style-name="Internet_20_link"><text:span text:style-name="T6">https://www.baeldung.com/java-functional-programming</text:span></text:span></text:a><text:span text:style-name="Internet_20_link"><text:span text:style-name="T5"> </text:span></text:span><text:span text:style-name="T5"><text:s/></text:span></text:p>
      <text:p text:style-name="P29"/>
      <text:p text:style-name="P46"><text:a xlink:type="simple" xlink:href="https://www.freecodecamp.org/news/functional-programming-in-java/" text:style-name="Internet_20_link" text:visited-style-name="Visited_20_Internet_20_Link"><text:span text:style-name="Internet_20_link"><text:span text:style-name="T6">https://www.freecodecamp.org/news/functional-programming-in-java/</text:span></text:span></text:a><text:span text:style-name="Internet_20_link"><text:span text:style-name="T5"> </text:span></text:span><text:span text:style-name="T5"><text:s/></text:span></text:p>
      <text:p text:style-name="P29"/>
      <text:p text:style-name="P46"><text:a xlink:type="simple" xlink:href="https://www.geeksforgeeks.org/functional-programming-in-java-with-examples/" text:style-name="Internet_20_link" text:visited-style-name="Visited_20_Internet_20_Link"><text:span text:style-name="Internet_20_link"><text:span text:style-name="T6">https://www.geeksforgeeks.org/functional-programming-in-java-with-examples/</text:span></text:span></text:a><text:span text:style-name="Internet_20_link"><text:span text:style-name="T5"> </text:span></text:span><text:span text:style-name="T5"><text:s/></text:span></text:p>
      <text:p text:style-name="P22"/>
      <text:p text:style-name="P10">REACTIVE PROGRAMMING / <text:span text:style-name="T11">MICROSERVICES</text:span>:</text:p>
      <text:p text:style-name="P10"/>
      <text:p text:style-name="P10"><text:a xlink:type="simple" xlink:href="https://gist.github.com/staltz/868e7e9bc2a7b8c1f754" text:style-name="Internet_20_link" text:visited-style-name="Visited_20_Internet_20_Link">https://gist.github.com/staltz/868e7e9bc2a7b8c1f754</text:a></text:p>
      <text:p text:style-name="P10"/>
      <text:p text:style-name="P10"><text:a xlink:type="simple" xlink:href="https://www.freecodecamp.org/news/a-complete-roadmap-for-learning-rxjava-9316ee6aeda7/" text:style-name="Internet_20_link" text:visited-style-name="Visited_20_Internet_20_Link">https://www.freecodecamp.org/news/a-complete-roadmap-for-learning-rxjava-9316ee6aeda7/</text:a></text:p>
      <text:p text:style-name="P10"/>
      <text:p text:style-name="P10"><text:a xlink:type="simple" xlink:href="https://www.rxjava.com/tutorials" text:style-name="Internet_20_link" text:visited-style-name="Visited_20_Internet_20_Link">https://www.rxjava.com/tutorials</text:a></text:p>
      <text:p text:style-name="P10"/>
      <text:p text:style-name="P38"><text:a xlink:type="simple" xlink:href="https://www.baeldung.com/rx-java" text:style-name="Internet_20_link" text:visited-style-name="Visited_20_Internet_20_Link"><text:span text:style-name="T9">https://www.baeldung.com/rx-java</text:span></text:a><text:span text:style-name="T5"> </text:span></text:p>
      <text:p text:style-name="P29"/>
      <text:p text:style-name="P46"><text:a xlink:type="simple" xlink:href="https://spring.io/blog/2019/10/15/simple-event-driven-microservices-with-spring-cloud-stream" text:style-name="Internet_20_link" text:visited-style-name="Visited_20_Internet_20_Link"><text:span text:style-name="Internet_20_link"><text:span text:style-name="T6">https://spring.io/blog/2019/10/15/simple-event-driven-microservices-with-spring-cloud-stream</text:span></text:span></text:a><text:span text:style-name="Internet_20_link"><text:span text:style-name="T5"> </text:span></text:span></text:p>
      <text:p text:style-name="P29"/>
      <text:p text:style-name="P46"><text:a xlink:type="simple" xlink:href="https://medium.com/ms-club-of-sliit/lets-build-a-microservice-with-spring-boot-faf39b968857" text:style-name="Internet_20_link" text:visited-style-name="Visited_20_Internet_20_Link"><text:span text:style-name="Internet_20_link"><text:span text:style-name="T6">https://medium.com/ms-club-of-sliit/lets-build-a-microservice-with-spring-boot-faf39b968857</text:span></text:span></text:a><text:span text:style-name="Internet_20_link"><text:span text:style-name="T5"> </text:span></text:span><text:span text:style-name="T5"><text:s/></text:span></text:p>
      <text:p text:style-name="P29"/>
      <text:p text:style-name="P46"><text:a xlink:type="simple" xlink:href="https://www.geeksforgeeks.org/java-spring-boot-microservices-example-step-by-step-guide/" text:style-name="Internet_20_link" text:visited-style-name="Visited_20_Internet_20_Link"><text:span text:style-name="Internet_20_link"><text:span text:style-name="T6">https://www.geeksforgeeks.org/java-spring-boot-microservices-example-step-by-step-guide/</text:span></text:span></text:a><text:span text:style-name="Internet_20_link"><text:span text:style-name="T5"> </text:span></text:span><text:span text:style-name="T5"><text:s/></text:span></text:p>
      <text:p text:style-name="P29"/>
      <text:p text:style-name="P46"><text:a xlink:type="simple" xlink:href="https://www.geeksforgeeks.org/building-reactive-microservices-with-spring-webflux/" text:style-name="Internet_20_link" text:visited-style-name="Visited_20_Internet_20_Link"><text:span text:style-name="Internet_20_link"><text:span text:style-name="T6">https://www.geeksforgeeks.org/building-reactive-microservices-with-spring-webflux/</text:span></text:span></text:a><text:span text:style-name="Internet_20_link"><text:span text:style-name="T5"> </text:span></text:span><text:span text:style-name="T5"><text:s/></text:span></text:p>
      <text:p text:style-name="P29"/>
      <text:p text:style-name="P46"><text:a xlink:type="simple" xlink:href="https://medium.com/simform-engineering/implementing-reactive-microservices-with-spring-boot-and-rsocket-fcd205916a4c" text:style-name="Internet_20_link" text:visited-style-name="Visited_20_Internet_20_Link"><text:span text:style-name="Internet_20_link"><text:span text:style-name="T6">https://medium.com/simform-engineering/implementing-reactive-microservices-with-spring-boot-and-rsocket-fcd205916a4c</text:span></text:span></text:a><text:span text:style-name="Internet_20_link"><text:span text:style-name="T5"> </text:span></text:span><text:span text:style-name="T5"><text:s/></text:span></text:p>
      <text:p text:style-name="P29"/>
      <text:p text:style-name="P46"><text:a xlink:type="simple" xlink:href="https://dev.to/tutorialq/building-reactive-microservices-a-step-by-step-guide-1jha" text:style-name="Internet_20_link" text:visited-style-name="Visited_20_Internet_20_Link"><text:span text:style-name="Internet_20_link"><text:span text:style-name="T6">https://dev.to/tutorialq/building-reactive-microservices-a-step-by-step-guide-1jha</text:span></text:span></text:a><text:span text:style-name="Internet_20_link"><text:span text:style-name="T5"> </text:span></text:span><text:span text:style-name="T5"><text:s/></text:span></text:p>
      <text:p text:style-name="P29"/>
      <text:p text:style-name="P46"><text:a xlink:type="simple" xlink:href="https://dzone.com/articles/spring-reactive-microservices-a-showcase" text:style-name="Internet_20_link" text:visited-style-name="Visited_20_Internet_20_Link"><text:span text:style-name="Internet_20_link"><text:span text:style-name="T6">https://dzone.com/articles/spring-reactive-microservices-a-showcase</text:span></text:span></text:a><text:span text:style-name="Internet_20_link"><text:span text:style-name="T5"> </text:span></text:span><text:span text:style-name="T5"><text:s/></text:span></text:p>
      <text:p text:style-name="P34"/>
      <text:p text:style-name="P46"><text:a xlink:type="simple" xlink:href="https://axella-gerald.medium.com/reactive-rest-api-using-spring-boot-rxjava-4efb620c69ac" text:style-name="Internet_20_link" text:visited-style-name="Visited_20_Internet_20_Link"><text:span text:style-name="Internet_20_link"><text:span text:style-name="T6">https://axella-gerald.medium.com/reactive-rest-api-using-spring-boot-rxjava-4efb620c69ac</text:span></text:span></text:a><text:span text:style-name="Internet_20_link"><text:span text:style-name="T5"> </text:span></text:span><text:span text:style-name="T5"><text:s/></text:span></text:p>
      <text:p text:style-name="P29"><text:soft-page-break/></text:p>
      <text:p text:style-name="P46"><text:a xlink:type="simple" xlink:href="https://medium.com/analytics-vidhya/reactive-programming-using-rxjava-in-spring-boot-part-1-b33834bed8ea" text:style-name="Internet_20_link" text:visited-style-name="Visited_20_Internet_20_Link"><text:span text:style-name="Internet_20_link"><text:span text:style-name="T6">https://medium.com/analytics-vidhya/reactive-programming-using-rxjava-in-spring-boot-part-1-b33834bed8ea</text:span></text:span></text:a><text:span text:style-name="Internet_20_link"><text:span text:style-name="T5"> </text:span></text:span><text:span text:style-name="T5"><text:s/></text:span></text:p>
      <text:p text:style-name="P14"/>
      <text:p text:style-name="P9"><text:span text:style-name="T2">GRAPHS / </text:span><text:span text:style-name="T12">MACHINE LEARNING</text:span><text:span text:style-name="T2">:</text:span></text:p>
      <text:p text:style-name="P17"/>
      <text:p text:style-name="P17"><text:a xlink:type="simple" xlink:href="http://neuralnetworksanddeeplearning.com/" text:style-name="Internet_20_link" text:visited-style-name="Visited_20_Internet_20_Link">http://neuralnetworksanddeeplearning.com/</text:a></text:p>
      <text:p text:style-name="P9"/>
      <text:p text:style-name="P9"><text:a xlink:type="simple" xlink:href="https://www.geeksforgeeks.org/dsa/dsa-tutorial-learn-data-structures-and-algorithms/" text:style-name="Internet_20_link" text:visited-style-name="Visited_20_Internet_20_Link">https://www.geeksforgeeks.org/dsa/dsa-tutorial-learn-data-structures-and-algorithms/</text:a></text:p>
      <text:p text:style-name="P9"/>
      <text:p text:style-name="P9"><text:a xlink:type="simple" xlink:href="https://www.geeksforgeeks.org/dsa/graph-data-structure-and-algorithms/" text:style-name="Internet_20_link" text:visited-style-name="Visited_20_Internet_20_Link">https://www.geeksforgeeks.org/dsa/graph-data-structure-and-algorithms/</text:a></text:p>
      <text:p text:style-name="P23"/>
      <text:p text:style-name="P48"><text:a xlink:type="simple" xlink:href="https://distill.pub/2021/gnn-intro/" text:style-name="Internet_20_link" text:visited-style-name="Visited_20_Internet_20_Link"><text:span text:style-name="Internet_20_link"><text:span text:style-name="T6">https://distill.pub/2021/gnn-intro/</text:span></text:span></text:a><text:span text:style-name="Internet_20_link"><text:span text:style-name="T5"> </text:span></text:span></text:p>
      <text:p text:style-name="P48"/>
      <text:p text:style-name="P48"><text:a xlink:type="simple" xlink:href="https://blog.tensorflow.org/2024/02/graph-neural-networks-in-tensorflow.html" text:style-name="Internet_20_link" text:visited-style-name="Visited_20_Internet_20_Link"><text:span text:style-name="Internet_20_link"><text:span text:style-name="T3">https://blog.tensorflow.org/2024/02/graph-neural-networks-in-tensorflow.html</text:span></text:span></text:a><text:span text:style-name="Internet_20_link"><text:span text:style-name="T5"> </text:span></text:span></text:p>
      <text:p text:style-name="P48"><text:span text:style-name="Internet_20_link"><text:span text:style-name="T5"/></text:span></text:p>
      <text:p text:style-name="P48"><text:a xlink:type="simple" xlink:href="https://www.kdnuggets.com/2020/11/friendly-introduction-graph-neural-networks.html" text:style-name="Internet_20_link" text:visited-style-name="Visited_20_Internet_20_Link"><text:span text:style-name="Internet_20_link"><text:span text:style-name="T6">https://www.kdnuggets.com/2020/11/friendly-introduction-graph-neural-networks.html</text:span></text:span></text:a><text:span text:style-name="Internet_20_link"><text:span text:style-name="T5"> </text:span></text:span></text:p>
      <text:p text:style-name="P30"/>
      <text:p text:style-name="P48"><text:a xlink:type="simple" xlink:href="https://medium.com/@bscarleth.gtz/introduction-to-graph-neural-networks-an-illustrated-guide-c3f19da2ba39" text:style-name="Internet_20_link" text:visited-style-name="Visited_20_Internet_20_Link"><text:span text:style-name="Internet_20_link"><text:span text:style-name="T6">https://medium.com/@bscarleth.gtz/introduction-to-graph-neural-networks-an-illustrated-guide-c3f19da2ba39</text:span></text:span></text:a><text:span text:style-name="Internet_20_link"><text:span text:style-name="T5"> </text:span></text:span></text:p>
      <text:p text:style-name="P14"/>
      <text:p text:style-name="P19">LLMs / MCP:</text:p>
      <text:p text:style-name="P19"/>
      <text:p text:style-name="P19"><text:a xlink:type="simple" xlink:href="https://playbooks.com/mcp/kludgeworks-sparql" text:style-name="Internet_20_link" text:visited-style-name="Visited_20_Internet_20_Link">https://playbooks.com/mcp/kludgeworks-sparql</text:a></text:p>
      <text:p text:style-name="P19"/>
      <text:p text:style-name="P19"><text:a xlink:type="simple" xlink:href="https://playbooks.com/mcp/ramuzes-jena-sparql" text:style-name="Internet_20_link" text:visited-style-name="Visited_20_Internet_20_Link">https://playbooks.com/mcp/ramuzes-jena-sparql</text:a></text:p>
      <text:p text:style-name="P19"/>
      <text:p text:style-name="P19"><text:a xlink:type="simple" xlink:href="https://github.com/ekzhu/mcp-server-sparql" text:style-name="Internet_20_link" text:visited-style-name="Visited_20_Internet_20_Link">https://github.com/ekzhu/mcp-server-sparql</text:a></text:p>
      <text:p text:style-name="P19"/>
      <text:p text:style-name="P19"><text:a xlink:type="simple" xlink:href="https://github.com/ai4curation/owl-mcp" text:style-name="Internet_20_link" text:visited-style-name="Visited_20_Internet_20_Link">https://github.com/ai4curation/owl-mcp</text:a></text:p>
      <text:p text:style-name="P19"/>
      <text:p text:style-name="P19"><text:a xlink:type="simple" xlink:href="https://www.kdnuggets.com/agentic-ai-a-self-study-roadmap" text:style-name="Internet_20_link" text:visited-style-name="Visited_20_Internet_20_Link">https://www.kdnuggets.com/agentic-ai-a-self-study-roadmap</text:a></text:p>
      <text:p text:style-name="P19"/>
      <text:p text:style-name="P19"><text:a xlink:type="simple" xlink:href="https://towardsdatascience.com/agents-apis-and-the-next-layer-of-the-internet/" text:style-name="Internet_20_link" text:visited-style-name="Visited_20_Internet_20_Link">https://towardsdatascience.com/agents-apis-and-the-next-layer-of-the-internet/</text:a></text:p>
      <text:p text:style-name="P19"/>
      <text:p text:style-name="P19"><text:a xlink:type="simple" xlink:href="https://medium.com/@nimritakoul01/the-model-context-protocol-mcp-a-complete-tutorial-a3abe8a7f4ef" text:style-name="Internet_20_link" text:visited-style-name="Visited_20_Internet_20_Link">https://medium.com/@nimritakoul01/the-model-context-protocol-mcp-a-complete-tutorial-a3abe8a7f4ef</text:a></text:p>
      <text:p text:style-name="P19"/>
      <text:p text:style-name="P19"><text:a xlink:type="simple" xlink:href="https://github.com/modelcontextprotocol/servers" text:style-name="Internet_20_link" text:visited-style-name="Visited_20_Internet_20_Link">https://github.com/modelcontextprotocol/servers</text:a></text:p>
      <text:p text:style-name="P19"/>
      <text:p text:style-name="P19"><text:a xlink:type="simple" xlink:href="https://www.anthropic.com/news/model-context-protocol" text:style-name="Internet_20_link" text:visited-style-name="Visited_20_Internet_20_Link">https://www.anthropic.com/news/model-context-protocol</text:a></text:p>
      <text:p text:style-name="P19"/>
      <text:p text:style-name="P19"><text:a xlink:type="simple" xlink:href="https://modelcontextprotocol.io/introduction" text:style-name="Internet_20_link" text:visited-style-name="Visited_20_Internet_20_Link"><text:soft-page-break/>https://modelcontextprotocol.io/introduction</text:a></text:p>
      <text:p text:style-name="P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3T15:23:32.654578729</meta:creation-date>
    <dc:date>2025-07-13T19:55:24.093739152</dc:date>
    <meta:editing-duration>PT2H25M35S</meta:editing-duration>
    <meta:editing-cycles>19</meta:editing-cycles>
    <meta:generator>LibreOffice/24.2.7.2$Linux_X86_64 LibreOffice_project/420$Build-2</meta:generator>
    <meta:document-statistic meta:table-count="0" meta:image-count="0" meta:object-count="0" meta:page-count="8" meta:paragraph-count="140" meta:word-count="152" meta:character-count="7793" meta:non-whitespace-character-count="7721"/>
  </office:meta>
</office:document-meta>
</file>